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A300000165ABE820B3039C166B.png" manifest:media-type="image/png"/>
  <manifest:file-entry manifest:full-path="Pictures/100000000000005E0000005EF7D5B324CC67D82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cm" draw:marker-start-width="0.245cm" draw:marker-end-width="0.24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00458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004586" loext:opacity="100%" fo:font-weight="bold" style:font-weight-asian="bold" style:font-weight-complex="bold"/>
    </style:style>
    <style:style style:name="P3" style:family="paragraph">
      <loext:graphic-properties draw:fill="none" draw:fill-color="#ffffff"/>
      <style:text-properties fo:color="#004586" loext:opacity="100%" loext:color-lum-mod="100%" loext:color-lum-off="0%"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004586" loext:opacity="100%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1.6cm" svg:height="3.504cm" svg:x="0cm" svg:y="2.141cm">
            <draw:image xlink:href="Pictures/10000001000000A300000165ABE820B3039C166B.png" xlink:type="simple" xlink:show="embed" xlink:actuate="onLoad" draw:mime-type="image/png">
              <text:p/>
            </draw:image>
          </draw:frame>
          <draw:frame draw:style-name="gr1" draw:text-style-name="P1" draw:layer="layout" svg:width="2.2cm" svg:height="4.819cm" svg:x="2cm" svg:y="0.826cm">
            <draw:image xlink:href="Pictures/10000001000000A300000165ABE820B3039C166B.png" xlink:type="simple" xlink:show="embed" xlink:actuate="onLoad" draw:mime-type="image/png">
              <text:p/>
            </draw:image>
          </draw:frame>
          <draw:line draw:style-name="gr2" draw:text-style-name="P1" draw:layer="layout" svg:x1="4.8cm" svg:y1="6cm" svg:x2="4.8cm" svg:y2="0cm">
            <text:p/>
          </draw:line>
          <draw:frame draw:style-name="gr1" draw:text-style-name="P1" draw:layer="layout" svg:width="1.6cm" svg:height="3.504cm" svg:x="7cm" svg:y="2.104cm">
            <draw:image xlink:href="Pictures/10000001000000A300000165ABE820B3039C166B.png" xlink:type="simple" xlink:show="embed" xlink:actuate="onLoad" draw:mime-type="image/png">
              <text:p/>
            </draw:image>
          </draw:frame>
          <draw:frame draw:style-name="gr1" draw:text-style-name="P1" draw:layer="layout" svg:width="1.6cm" svg:height="3.504cm" svg:x="9cm" svg:y="2.104cm">
            <draw:image xlink:href="Pictures/10000001000000A300000165ABE820B3039C166B.png" xlink:type="simple" xlink:show="embed" xlink:actuate="onLoad" draw:mime-type="image/png">
              <text:p/>
            </draw:image>
          </draw:frame>
          <draw:frame draw:style-name="gr1" draw:text-style-name="P1" draw:layer="layout" svg:width="1.6cm" svg:height="3.504cm" svg:x="11cm" svg:y="2cm">
            <draw:image xlink:href="Pictures/10000001000000A300000165ABE820B3039C166B.png" xlink:type="simple" xlink:show="embed" xlink:actuate="onLoad" draw:mime-type="image/png">
              <text:p/>
            </draw:image>
          </draw:frame>
          <draw:frame draw:style-name="gr1" draw:text-style-name="P1" draw:layer="layout" svg:width="1.6cm" svg:height="3.504cm" svg:x="13cm" svg:y="2cm">
            <draw:image xlink:href="Pictures/10000001000000A300000165ABE820B3039C166B.png" xlink:type="simple" xlink:show="embed" xlink:actuate="onLoad" draw:mime-type="image/png">
              <text:p/>
            </draw:image>
          </draw:frame>
          <draw:line draw:style-name="gr2" draw:text-style-name="P1" draw:layer="layout" svg:x1="6.4cm" svg:y1="6cm" svg:x2="15.6cm" svg:y2="6cm">
            <text:p/>
          </draw:line>
          <draw:frame draw:style-name="gr3" draw:text-style-name="P3" draw:layer="layout" svg:width="4.845cm" svg:height="0.763cm" svg:x="0.355cm" svg:y="6.037cm">
            <draw:text-box>
              <text:p text:style-name="P2"><text:span text:style-name="T1">Vertikale Skalierung</text:span></text:p>
            </draw:text-box>
          </draw:frame>
          <draw:frame draw:style-name="gr3" draw:text-style-name="P3" draw:layer="layout" svg:width="5.455cm" svg:height="0.763cm" svg:x="6.1cm" svg:y="6.1cm">
            <draw:text-box>
              <text:p text:style-name="P2"><text:span text:style-name="T1">Horizontale </text:span><text:span text:style-name="T1">Skalierung</text:span></text:p>
            </draw:text-box>
          </draw:frame>
        </draw:g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Sky" xlink:href="Pictures/100000000000005E0000005EF7D5B324CC67D820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6cm" fo:page-height="6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956cm" svg:x="1cm" svg:y="4.294cm"/>
      <draw:page-thumbnail draw:layer="backgroundobjects" svg:width="8.999cm" svg:height="3.956cm" svg:x="1cm" svg:y="12.87cm"/>
      <draw:page-thumbnail draw:layer="backgroundobjects" svg:width="8.999cm" svg:height="3.956cm" svg:x="1cm" svg:y="21.446cm"/>
      <draw:page-thumbnail draw:layer="backgroundobjects" svg:width="8.999cm" svg:height="3.956cm" svg:x="11cm" svg:y="4.294cm"/>
      <draw:page-thumbnail draw:layer="backgroundobjects" svg:width="8.999cm" svg:height="3.956cm" svg:x="11cm" svg:y="12.87cm"/>
      <draw:page-thumbnail draw:layer="backgroundobjects" svg:width="8.999cm" svg:height="3.956cm" svg:x="11cm" svg:y="21.446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nnis Schulmeister-Zimolong</meta:initial-creator>
    <meta:creation-date>2018-02-03T20:04:46.280524760</meta:creation-date>
    <dc:date>2024-02-09T05:39:57.651513223</dc:date>
    <dc:creator>Dennis Schulmeister-Zimolong</dc:creator>
    <meta:editing-duration>PT43M52S</meta:editing-duration>
    <meta:editing-cycles>18</meta:editing-cycles>
    <meta:generator>LibreOffice/7.4.7.2$Linux_X86_64 LibreOffice_project/40$Build-2</meta:generator>
    <meta:document-statistic meta:object-count="34"/>
  </office:meta>
</office:document-meta>
</file>